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1" style:family="text">
      <style:text-properties fo:font-style="italic"/>
    </style:style>
    <style:style style:name="T2" style:family="text">
      <style:text-properties fo:font-weight="bold"/>
    </style:style>
    <style:style style:name="T3" style:family="text">
      <style:text-properties style:font-name="sans-serif" fo:language="ga" fo:country="IE" fo:font-style="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http://en.wikipedia.org/wiki/Samhain</text:p>
      <text:p text:style-name="Standard"/>
      <text:p text:style-name="Standard">According to the <text:a xlink:type="simple" xlink:href="http://en.wikipedia.org/wiki/Dindsenchas"><text:span text:style-name="T1">Dindsenchas</text:span></text:a> and <text:a xlink:type="simple" xlink:href="http://en.wikipedia.org/wiki/Annals_of_the_Four_Masters"><text:span text:style-name="T1">Annals of the Four Masters</text:span></text:a>, Samhain in ancient Ireland was associated with the god <text:a xlink:type="simple" xlink:href="http://en.wikipedia.org/wiki/Crom_Cruach">Crom Cruach</text:a>. King <text:a xlink:type="simple" xlink:href="http://en.wikipedia.org/wiki/Tigernmas">Tigernmas</text:a> (Tighearnmhas) was said to have made offerings to Crom Cruach each Samhain, sacrificing a first-born child by smashing their head against a stone idol of the god.<text:bookmark text:name="cite_ref-19"/><text:a xlink:type="simple" xlink:href="http://en.wikipedia.org/wiki/Samhain#cite_note-19">[19]</text:a> The <text:span text:style-name="T1">Four Masters</text:span> says that Tigernmas, with "three fourths of the men of Ireland about him" died while worshiping Crom Cruach at <text:a xlink:type="simple" xlink:href="http://en.wikipedia.org/wiki/Magh_Slécht">Magh Slécht</text:a> on Samhain.<text:bookmark text:name="cite_ref-20"/><text:a xlink:type="simple" xlink:href="http://en.wikipedia.org/wiki/Samhain#cite_note-20">[20]</text:a> Irish kings <text:a xlink:type="simple" xlink:href="http://en.wikipedia.org/wiki/Diarmait_mac_Cerbaill">Diarmait mac Cerbaill</text:a> and <text:a xlink:type="simple" xlink:href="http://en.wikipedia.org/wiki/Muirchertach_mac_Muiredaig_%28Mac_Ercae%29">Muirchertach mac Ercae</text:a> both die a <text:a xlink:type="simple" xlink:href="http://en.wikipedia.org/wiki/Threefold_death">threefold death</text:a> on Samhain, which may be linked to human sacrifice.<text:bookmark text:name="cite_ref-koch690_21-0"/><text:a xlink:type="simple" xlink:href="http://en.wikipedia.org/wiki/Samhain#cite_note-koch690-21">[21]</text:a></text:p>
      <text:p text:style-name="Standard"/>
      <text:p text:style-name="Standard"><text:a xlink:type="simple" xlink:href="http://en.wikipedia.org/wiki/Threefold_death">http://en.wikipedia.org/wiki/Threefold_death</text:a></text:p>
      <text:p text:style-name="Text_20_body">The <text:span text:style-name="T2">threefold death</text:span>, which is suffered by kings, heroes, and gods, is a putatively <text:a xlink:type="simple" xlink:href="http://en.wikipedia.org/wiki/Proto-Indo-Europeans">Proto-Indo-European</text:a> theme – although it is attested in medieval accounts of <text:a xlink:type="simple" xlink:href="http://en.wikipedia.org/wiki/Celtic_mythology">Celtic</text:a> and <text:a xlink:type="simple" xlink:href="http://en.wikipedia.org/wiki/Germanic_mythology">Germanic mythology</text:a>.</text:p>
      <text:p text:style-name="Text_20_body">Some proponents of the <text:a xlink:type="simple" xlink:href="http://en.wikipedia.org/wiki/Trifunctional_hypothesis">trifunctional hypothesis</text:a> distinguish two types of threefold deaths in Indo-European myth and ritual. In the first type of threefold death, one person dies simultaneously in three ways. He dies by hanging (or strangulation or falling from a tree), by drowning (or poison), and by wounding. These three deaths are foretold, and are often punishment for an offense against the three functions of Indo-European society.<text:bookmark text:name="cite_ref-1"/><text:a xlink:type="simple" xlink:href="http://en.wikipedia.org/wiki/Threefold_death#cite_note-1">[1]</text:a> The second form of the threefold death is split into three distinct parts, these distinct deaths are sacrifices to three distinct gods of the <text:a xlink:type="simple" xlink:href="http://en.wikipedia.org/wiki/Trifunctional_hypothesis">three functions</text:a>.</text:p>
      <text:p text:style-name="Standard"/>
      <text:p text:style-name="Standard"/>
      <text:p text:style-name="Standard">The <text:span text:style-name="T2">Ulster Cycle</text:span> (<text:a xlink:type="simple" xlink:href="http://en.wikipedia.org/wiki/Irish_language">Irish</text:a>: <text:span text:style-name="T3">an Rúraíocht</text:span>),<text:bookmark text:name="cite_ref-11"/><text:a xlink:type="simple" xlink:href="http://en.wikipedia.org/wiki/Ulster_Cycle#cite_note-1">[1]</text:a> formerly known as the <text:span text:style-name="T2">Red Branch Cycle</text:span>, one of the four great cycles of <text:a xlink:type="simple" xlink:href="http://en.wikipedia.org/wiki/Irish_mythology">Irish mythology</text:a>, is a body of medieval Irish heroic legends and sagas of the traditional heroes of the <text:a xlink:type="simple" xlink:href="http://en.wikipedia.org/wiki/Ulaid">Ulaid</text:a> in what is now eastern <text:a xlink:type="simple" xlink:href="http://en.wikipedia.org/wiki/Ulster">Ulster</text:a> and northern <text:a xlink:type="simple" xlink:href="http://en.wikipedia.org/wiki/Leinster">Leinster</text:a>, particularly counties <text:a xlink:type="simple" xlink:href="http://en.wikipedia.org/wiki/County_Armagh">Armagh</text:a>, <text:a xlink:type="simple" xlink:href="http://en.wikipedia.org/wiki/County_Down">Down</text:a> and <text:a xlink:type="simple" xlink:href="http://en.wikipedia.org/wiki/County_Louth">Louth</text:a>.</text:p>
      <text:p text:style-name="Standard"/>
      <text:p text:style-name="Standard"/>
      <text:p text:style-name="Text_20_body">According to 18th century writers, in parts of Scotland there was another ritual involving the oatmeal cake. In this ritual, the cake (called the <text:span text:style-name="T1">bannoch Bealltainn</text:span> or "Beltane cake") would be cut and one of the slices marked with charcoal. The slices would then be put in a <text:a xlink:type="simple" xlink:href="http://en.wikipedia.org/wiki/Bonnet_%28headgear%29">bonnet</text:a> and everyone would take one out while blindfolded. According to one writer, whomever got the marked piece would have to leap through the fire three times. According to another, those present would pretend to throw him into the fire and, for some time afterwards, they would speak of him as if he were dead. This "may embody a memory of actual human sacrifice", or it may have always been symbolic.<text:bookmark text:name="cite_ref-hutton_2-13"/><text:a xlink:type="simple" xlink:href="http://en.wikipedia.org/wiki/Beltane#cite_note-hutton-2">[2]</text:a> A similar ritual (i.e. of pretending to burn someone in the fire) was practised at spring and summer bonfire festivals in other parts of Europe.<text:bookmark text:name="cite_ref-14"/><text:a xlink:type="simple" xlink:href="http://en.wikipedia.org/wiki/Beltane#cite_note-14">[14]</text:a></text:p>
      <text:p text:style-name="Text_20_body"><text:bookmark text:name="Flowers_and_May_Bushes"/></text:p>
      <text:p text:style-name="Standard"/>
      <text:h text:style-name="Heading_20_3" text:outline-level="3"><text:bookmark text:name="Dates"/>Dates</text:h>
      <text:p text:style-name="Text_20_body">There is no agreement among authors concerning the dates on which the Sabbats were to be celebrated. Some hypothosized they would take place during the night of the Sunday before the time the Christian mass was celebrated, some authors disagreed telling that Satan was less powerful on holy days.</text:p>
      <text:p text:style-name="Text_20_body">Some commonly mentioned dates were February 1 (to some February 2), May 1 (Great Sabbat, <text:a xlink:type="simple" xlink:href="http://en.wikipedia.org/wiki/Walpurgis_Night">Walpurgis Night</text:a>), August 1 (Lammas), November 1 (<text:a xlink:type="simple" xlink:href="http://en.wikipedia.org/wiki/Halloween">Halloween</text:a>, commencing on October 30's eve), <text:a xlink:type="simple" xlink:href="http://en.wikipedia.org/wiki/Easter">Easter</text:a>, and <text:a xlink:type="simple" xlink:href="http://en.wikipedia.org/wiki/Christmas">Christmas</text:a>. Other less frequently mentioned dates were <text:a xlink:type="simple" xlink:href="http://en.wikipedia.org/wiki/Good_Friday">Good Friday</text:a>, January 1 (day of <text:soft-page-break/>Jesus' Crucifixion), June 23 (<text:a xlink:type="simple" xlink:href="http://en.wikipedia.org/wiki/John_the_Apostle">St. John</text:a>'s Day), December 21 (<text:a xlink:type="simple" xlink:href="http://en.wikipedia.org/wiki/Thomas_%28Apostle%29">St. Thomas</text:a>), and <text:a xlink:type="simple" xlink:href="http://en.wikipedia.org/wiki/Corpus_Christi_%28feast%29">Corpus Christi</text:a>. and others.</text:p>
      <text:p text:style-name="Text_20_body">The modern Sabbats that many Wiccans and Neo-Pagans now follow are: <text:a xlink:type="simple" xlink:href="http://en.wikipedia.org/wiki/Imbolc">Imbolc</text:a> (February 2), <text:a xlink:type="simple" xlink:href="http://en.wikipedia.org/wiki/Ostara">Ostara</text:a> (Spring Equinox), <text:a xlink:type="simple" xlink:href="http://en.wikipedia.org/wiki/Beltane">Beltane</text:a> (May 1), <text:a xlink:type="simple" xlink:href="http://en.wikipedia.org/wiki/Litha">Litha</text:a> (Summer Solstice), <text:a xlink:type="simple" xlink:href="http://en.wikipedia.org/wiki/Lammas">Lammas</text:a> (August 1), <text:a xlink:type="simple" xlink:href="http://en.wikipedia.org/wiki/Mabon">Mabon</text:a> (Autumn Equinox), <text:a xlink:type="simple" xlink:href="http://en.wikipedia.org/wiki/Samhain">Samhain</text:a> (October 31) and <text:a xlink:type="simple" xlink:href="http://en.wikipedia.org/wiki/Yule">Yule</text:a> (Winter Solstice). (See also <text:a xlink:type="simple" xlink:href="http://en.wikipedia.org/wiki/Wheel_of_the_Year">Wheel of the Year</text:a>)</text:p>
      <text:p text:style-name="Text_20_body">According to the testimonies of <text:span text:style-name="T1">benandanti</text:span> and similar European groups (see below), common dates for gatherings are during the weeks of the <text:a xlink:type="simple" xlink:href="http://en.wikipedia.org/wiki/Ember_days">Ember days</text:a>, during the <text:a xlink:type="simple" xlink:href="http://en.wikipedia.org/wiki/Twelve_days_of_Christmas">twelve days of Christmas</text:a> or at <text:a xlink:type="simple" xlink:href="http://en.wikipedia.org/wiki/Pentecost">Pentecost</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Arial Unicode MS" style:font-size-complex="12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Arial Unicode MS"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10-13T18:57:28</meta:creation-date>
    <meta:document-statistic meta:table-count="0" meta:image-count="0" meta:object-count="0" meta:page-count="2" meta:paragraph-count="12" meta:word-count="606" meta:character-count="3796"/>
    <dc:date>2013-10-13T19:03:48</dc:date>
    <meta:editing-duration>PT6M23S</meta:editing-duration>
    <meta:editing-cycles>1</meta:editing-cycles>
    <meta:generator>LibreOffice/3.3$Unix LibreOffice_project/330m18$Build-4</meta:generator>
  </office:meta>
</office:document-meta>
</file>